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9D000001D7C87BBC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draw:marker-start-width="0.457cm" draw:marker-end-width="0.457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7.7cm" svg:height="12.461cm" svg:x="2.211cm" svg:y="1.78cm">
            <draw:image xlink:href="Pictures/100000000000029D000001D7C87BBC74.png" xlink:type="simple" xlink:show="embed" xlink:actuate="onLoad">
              <text:p/>
            </draw:image>
          </draw:frame>
          <draw:custom-shape draw:style-name="gr2" draw:text-style-name="P2" draw:layer="layout" svg:width="5.08cm" svg:height="2.54cm" svg:x="1.937cm" svg:y="3.296cm">
            <text:p text:style-name="P1"><text:span text:style-name="T1">SciDB Client</text:span><text:span text:style-name="T1"><text:line-break/></text:span><text:span text:style-name="T1"> ( iquery, Python, </text:span><text:span text:style-name="T1"><text:line-break/></text:span><text:span text:style-name="T1">R, C++, C )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3-19T12:46:23</meta:creation-date>
    <dc:date>2012-10-30T10:34:24</dc:date>
    <meta:editing-duration>PT00H06M30S</meta:editing-duration>
    <meta:editing-cycles>3</meta:editing-cycles>
    <meta:generator>OpenOffice.org/3.2$Unix OpenOffice.org_project/320m19$Build-9505</meta:generator>
    <meta:document-statistic meta:object-count="3"/>
  </office:meta>
</office:document-meta>
</file>